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/>
  <office:body>
    <office:text>
      <text:p text:style-name="Normal"># What this book is</text:p>
      <text:p text:style-name="Normal"/>
      <text:p text:style-name="Normal">There has never been a better time in human history to be a student. No matter what you want to learn, the odds are that someone (or more likely several somones) has written blog articles, recorded tutorial videos, and put up an open-source repository for it.<text:line-break/><text:line-break/>Getting your questions answered is similarly easy- just turn to your search engine / AI agent / social network sub-community of choice and you’ll likely have your answer. That is, provided you know what to ask.</text:p>
      <text:p text:style-name="Normal"/>
      <text:p text:style-name="Normal">Learning anything complex <text:s text:c="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